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962576080747587099"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text:soft-page-break/>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
                        </text:list-item>
                      </text:list>
                    </text:list-item>
                    <text:list-item>
                      <text:p text:style-name="P1">des méthodes mathématique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1-01T15:25:36</dc:date>
    <dc:creator>yjfjyf jjku</dc:creator>
    <meta:editing-duration>PT13H53M30S</meta:editing-duration>
    <meta:editing-cycles>258</meta:editing-cycles>
    <meta:document-statistic meta:table-count="0" meta:image-count="0" meta:object-count="0" meta:page-count="10" meta:paragraph-count="435" meta:word-count="2933" meta:character-count="14938"/>
  </office:meta>
</office:document-meta>
</file>